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 style:list-style-name="L4">
      <style:paragraph-properties fo:text-align="start" style:justify-single-word="false"/>
    </style:style>
    <style:style style:name="P8" style:family="paragraph" style:parent-style-name="Standard" style:list-style-name="L5">
      <style:paragraph-properties fo:text-align="start" style:justify-single-word="false"/>
    </style:style>
    <style:style style:name="P9" style:family="paragraph" style:parent-style-name="Standard" style:list-style-name="L6">
      <style:paragraph-properties fo:text-align="start" style:justify-single-word="false"/>
    </style:style>
    <style:style style:name="P10" style:family="paragraph" style:parent-style-name="Standard" style:list-style-name="L7">
      <style:paragraph-properties fo:text-align="start" style:justify-single-word="false"/>
    </style:style>
    <style:style style:name="P11" style:family="paragraph" style:parent-style-name="Standard" style:list-style-name="L8">
      <style:paragraph-properties fo:text-align="start" style:justify-single-word="false"/>
    </style:style>
    <style:style style:name="P12" style:family="paragraph" style:parent-style-name="Standard" style:list-style-name="L9">
      <style:paragraph-properties fo:text-align="start" style:justify-single-word="false"/>
    </style:style>
    <style:style style:name="P13" style:family="paragraph" style:parent-style-name="Standard" style:list-style-name="L10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vention de données</text:p>
      <text:p text:style-name="P1"/>
      <text:p text:style-name="P1"><text:tab/>Table : </text:p>
      <text:list xml:id="list6301252303511051371" text:style-name="L1">
        <text:list-item>
          <text:p text:style-name="P4">singulier / minuscule</text:p>
        </text:list-item>
      </text:list>
      <text:p text:style-name="P1"><text:tab/></text:p>
      <text:p text:style-name="P1"><text:tab/>Clé primaire : </text:p>
      <text:list xml:id="list2292117753205124485" text:style-name="L2">
        <text:list-item>
          <text:p text:style-name="P5">pk_nomtable</text:p>
        </text:list-item>
      </text:list>
      <text:p text:style-name="P1"/>
      <text:p text:style-name="P1"><text:tab/>Clé étrangère :</text:p>
      <text:list xml:id="list2506359644084155432" text:style-name="L3">
        <text:list-item>
          <text:p text:style-name="P6">fk_nomtable_nomtableref</text:p>
        </text:list-item>
      </text:list>
      <text:p text:style-name="P1"><text:tab/></text:p>
      <text:p text:style-name="P1"><text:tab/>Table de liaison :</text:p>
      <text:list xml:id="list8331639939186394289" text:style-name="L4">
        <text:list-item>
          <text:p text:style-name="P7">nomtable1_nomtable2</text:p>
        </text:list-item>
      </text:list>
      <text:p text:style-name="P1"/>
      <text:p text:style-name="P1"><text:tab/>Nom des champs :</text:p>
      <text:list xml:id="list3546765602559824127" text:style-name="L5">
        <text:list-item>
          <text:p text:style-name="P8">minuscule / préfixe</text:p>
        </text:list-item>
      </text:list>
      <text:p text:style-name="P1"><text:tab/></text:p>
      <text:p text:style-name="P1"><text:tab/>Contraintes :</text:p>
      <text:list xml:id="list7152244601168550206" text:style-name="L6">
        <text:list-item>
          <text:p text:style-name="P9"/>
        </text:list-item>
      </text:list>
      <text:p text:style-name="P1"/>
      <text:p text:style-name="P2">Convention du code</text:p>
      <text:p text:style-name="P1"/>
      <text:p text:style-name="P1"><text:tab/>Nom des objets :</text:p>
      <text:list xml:id="list4411579114221636979" text:style-name="L7">
        <text:list-item>
          <text:p text:style-name="P10">Première lettre en Maj</text:p>
        </text:list-item>
      </text:list>
      <text:p text:style-name="P1"/>
      <text:p text:style-name="P1"><text:tab/>Nom des attributs :</text:p>
      <text:list xml:id="list534927811689375534" text:style-name="L8">
        <text:list-item>
          <text:p text:style-name="P11">minuscule / préfixe</text:p>
        </text:list-item>
      </text:list>
      <text:p text:style-name="P1"/>
      <text:p text:style-name="P1"><text:tab/>Nom des méthodes :</text:p>
      <text:list xml:id="list1783584524691510141" text:style-name="L9">
        <text:list-item>
          <text:p text:style-name="P12">majuscule à chaque mots</text:p>
        </text:list-item>
      </text:list>
      <text:p text:style-name="P1"/>
      <text:p text:style-name="P1"><text:tab/>Nom des variables :</text:p>
      <text:list xml:id="list7667163389113264592" text:style-name="L10">
        <text:list-item>
          <text:list>
            <text:list-item>
              <text:list>
                <text:list-item>
                  <text:p text:style-name="P13">minuscule / singulier</text:p>
                </text:list-item>
              </text:list>
            </text:list-item>
          </text:list>
        </text:list-item>
      </text:list>
      <text:p text:style-name="P1"/>
      <text:p text:style-name="P2">Convention des DOM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2T09:36:14.11</meta:creation-date>
    <dc:date>2016-09-09T11:05:01.28</dc:date>
    <meta:editing-duration>PT2H56M11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25" meta:word-count="75" meta:character-count="414"/>
  </office:meta>
</office:document-meta>
</file>